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FactoryDataSourceLookup.setBeanFactory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FactoryDataSourceLookup.BeanFactoryDataSource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BeanFactoryDataSourceLookup.BeanFactoryDataSourceLookup( BeanFactory 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FactoryDataSourceLookup.getDataSource( String dataSourc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